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2.759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 </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 </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 </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 </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 </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a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 </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 style:data-style-name="N2" text:time-value="10:45:20.495368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31T13:28:46.006354336</dc:date>
    <meta:editing-duration>PT7H35M54S</meta:editing-duration>
    <meta:editing-cycles>67</meta:editing-cycles>
    <meta:generator>LibreOffice/25.2.2.2$Linux_X86_64 LibreOffice_project/7370d4be9e3cf6031a51beef54ff3bda878e3fac</meta:generator>
    <meta:document-statistic meta:table-count="4" meta:cell-count="2461" meta:object-count="0"/>
  </office:meta>
</office:document-meta>
</file>